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ectomlin Team name: Group 3 Today's date: 10/12/16</text:p>
      <text:h text:style-name="Heading_20_2" text:outline-level="2">What tools have you we worked with so far in this class?</text:h>
      <text:p text:style-name="First_20_paragraph">So far we have used tools such as * GitHub * C9 * Pandoc * Markdown * HTML * Command Line</text:p>
      <text:h text:style-name="Heading_20_2" text:outline-level="2">Which have you found most potentially useful?</text:h>
      <text:p text:style-name="First_20_paragraph">** So far I have found GitHub the most potentially useful. **</text:p>
      <text:h text:style-name="Heading_20_3" text:outline-level="3">Why?</text:h>
      <text:p text:style-name="First_20_paragraph">** I have found GitHub the most useful due to its ability to host and share source files with your peers which helps facilitate collaboration. **</text:p>
      <text:h text:style-name="Heading_20_2" text:outline-level="2">What tools have been the most difficult to learn?</text:h>
      <text:list text:style-name="L2">
        <text:list-item>
          <text:p text:style-name="P2">The most difficult tool to learn was the command line in the very beggining of class. This is because it was like learning a new language that I had never heard before. It took some getting used to all of the commands and what they meant but eventually they began to all make sense. *</text:p>
        </text:list-item>
      </text:list>
      <text:h text:style-name="Heading_20_2" text:outline-level="2">What tools would you like to learn more about?</text:h>
      <text:p text:style-name="First_20_paragraph">** The tool that I would like to learn more about would be HTML because it seems to have so many usful applications in web development which I would love to become more proficient in. **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